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114" officeooo:paragraph-rsid="00104114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04114" officeooo:paragraph-rsid="00104114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74d3" officeooo:paragraph-rsid="001274d3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officeooo:paragraph-rsid="00104114"/>
    </style:style>
    <style:style style:name="P7" style:family="paragraph" style:parent-style-name="Standard">
      <style:text-properties officeooo:paragraph-rsid="00104114"/>
    </style:style>
    <style:style style:name="P8" style:family="paragraph" style:parent-style-name="Standard">
      <style:paragraph-properties style:line-height-at-least="0.503cm"/>
      <style:text-properties officeooo:rsid="0011eb60" officeooo:paragraph-rsid="0011eb60"/>
    </style:style>
    <style:style style:name="P9" style:family="paragraph" style:parent-style-name="Standard">
      <style:text-properties officeooo:rsid="0011eb60" officeooo:paragraph-rsid="0011eb60"/>
    </style:style>
    <style:style style:name="P10" style:family="paragraph" style:parent-style-name="Standard">
      <style:text-properties officeooo:paragraph-rsid="0011eb60"/>
    </style:style>
    <style:style style:name="P11" style:family="paragraph" style:parent-style-name="Standard">
      <style:text-properties officeooo:rsid="001235c7" officeooo:paragraph-rsid="001235c7"/>
    </style:style>
    <style:style style:name="P12" style:family="paragraph" style:parent-style-name="Standard">
      <style:paragraph-properties style:line-height-at-least="0.503cm"/>
      <style:text-properties officeooo:rsid="001235c7" officeooo:paragraph-rsid="001235c7"/>
    </style:style>
    <style:style style:name="P13" style:family="paragraph" style:parent-style-name="Standard">
      <style:paragraph-properties style:line-height-at-least="0.503cm"/>
      <style:text-properties officeooo:rsid="001235c7" officeooo:paragraph-rsid="001274d3"/>
    </style:style>
    <style:style style:name="P14" style:family="paragraph" style:parent-style-name="Standard">
      <style:paragraph-properties style:line-height-at-least="0.503cm"/>
      <style:text-properties officeooo:rsid="001274d3" officeooo:paragraph-rsid="001274d3"/>
    </style:style>
    <style:style style:name="P15" style:family="paragraph" style:parent-style-name="Standard">
      <style:paragraph-properties style:line-height-at-least="0.503cm"/>
      <style:text-properties officeooo:rsid="001274d3" officeooo:paragraph-rsid="001274d3" fo:background-color="#fff200"/>
    </style:style>
    <style:style style:name="P16" style:family="paragraph" style:parent-style-name="Standard">
      <style:text-properties fo:font-size="54pt" style:font-size-asian="54pt" style:font-size-complex="54pt"/>
    </style:style>
    <style:style style:name="P17" style:family="paragraph" style:parent-style-name="Standard">
      <style:text-properties fo:font-size="54pt" fo:font-style="normal" style:text-underline-style="none" fo:font-weight="bold" officeooo:rsid="00104114" officeooo:paragraph-rsid="0012f643" style:font-size-asian="54pt" style:font-style-asian="normal" style:font-weight-asian="bold" style:font-size-complex="54pt" style:font-style-complex="normal" style:font-weight-complex="bold"/>
    </style:style>
    <style:style style:name="P18" style:family="paragraph" style:parent-style-name="Standard">
      <style:text-properties officeooo:rsid="0012f643" officeooo:paragraph-rsid="0012f643"/>
    </style:style>
    <style:style style:name="P19" style:family="paragraph" style:parent-style-name="Standard">
      <style:text-properties fo:font-size="22pt" style:text-underline-style="solid" style:text-underline-width="auto" style:text-underline-color="font-color" fo:font-weight="bold" officeooo:rsid="0012f643" officeooo:paragraph-rsid="0012f643" style:font-size-asian="22pt" style:font-weight-asian="bold" style:font-size-complex="22pt" style:font-weight-complex="bold"/>
    </style:style>
    <style:style style:name="P20" style:family="paragraph" style:parent-style-name="Standard">
      <style:text-properties fo:font-size="16pt" style:text-underline-style="none" fo:font-weight="normal" officeooo:rsid="0012f643" officeooo:paragraph-rsid="0012f643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style:font-size-asian="16pt" style:font-size-complex="16pt"/>
    </style:style>
    <style:style style:name="P22" style:family="paragraph" style:parent-style-name="Standard">
      <style:text-properties fo:font-size="16pt" officeooo:rsid="0012f643" officeooo:paragraph-rsid="0012f643" style:font-size-asian="16pt" style:font-size-complex="16pt"/>
    </style:style>
    <style:style style:name="P23" style:family="paragraph" style:parent-style-name="Standard">
      <style:text-properties fo:font-size="16pt" officeooo:rsid="00104114" officeooo:paragraph-rsid="00104114" style:font-size-asian="16pt" style:font-size-complex="16pt"/>
    </style:style>
    <style:style style:name="P24" style:family="paragraph" style:parent-style-name="Standard">
      <style:text-properties fo:font-size="16pt" officeooo:paragraph-rsid="0016983f" style:font-size-asian="16pt" style:font-size-complex="16pt"/>
    </style:style>
    <style:style style:name="P25" style:family="paragraph" style:parent-style-name="Standard">
      <style:text-properties fo:font-size="16pt" officeooo:rsid="0016983f" officeooo:paragraph-rsid="0016983f" style:font-size-asian="16pt" style:font-size-complex="16pt"/>
    </style:style>
    <style:style style:name="P26" style:family="paragraph" style:parent-style-name="Standard">
      <style:paragraph-properties style:line-height-at-least="0.503cm"/>
      <style:text-properties fo:font-size="16pt" officeooo:rsid="0012f643" officeooo:paragraph-rsid="00139769" fo:background-color="transparent" style:font-size-asian="16pt" style:font-size-complex="16pt"/>
    </style:style>
    <style:style style:name="P27" style:family="paragraph" style:parent-style-name="Standard">
      <style:paragraph-properties style:line-height-at-least="0.503cm"/>
      <style:text-properties fo:font-size="16pt" officeooo:rsid="00104114" officeooo:paragraph-rsid="00139769" fo:background-color="transparent" style:font-size-asian="16pt" style:font-size-complex="16pt"/>
    </style:style>
    <style:style style:name="P28" style:family="paragraph" style:parent-style-name="Standard">
      <style:paragraph-properties style:line-height-at-least="0.503cm"/>
      <style:text-properties fo:font-size="16pt" fo:font-weight="bold" officeooo:rsid="0012f643" officeooo:paragraph-rsid="00139769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104114" officeooo:paragraph-rsid="00104114" fo:background-color="#72bf44"/>
    </style:style>
    <style:style style:name="P30" style:family="paragraph" style:parent-style-name="Standard">
      <style:text-properties officeooo:rsid="00104114" officeooo:paragraph-rsid="00139769" fo:background-color="#72bf44"/>
    </style:style>
    <style:style style:name="P31" style:family="paragraph" style:parent-style-name="Standard">
      <style:paragraph-properties style:line-height-at-least="0.503cm"/>
      <style:text-properties officeooo:rsid="00104114" officeooo:paragraph-rsid="00104114"/>
    </style:style>
    <style:style style:name="P32" style:family="paragraph" style:parent-style-name="Standard">
      <style:text-properties officeooo:rsid="00104114" officeooo:paragraph-rsid="00139769"/>
    </style:style>
    <style:style style:name="P3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  <style:text-properties officeooo:rsid="001274d3" officeooo:paragraph-rsid="001274d3"/>
    </style:style>
    <style:style style:name="P35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503cm"/>
      <style:text-properties fo:color="#569cd6" style:font-name="Droid Sans Mono" fo:font-size="10.5pt" fo:font-weight="normal" officeooo:rsid="001274d3" officeooo:paragraph-rsid="001274d3" fo:background-color="#1e1e1e"/>
    </style:style>
    <style:style style:name="P37" style:family="paragraph" style:parent-style-name="Standard">
      <style:text-properties fo:font-weight="bold" officeooo:rsid="00104114" officeooo:paragraph-rsid="00139769" style:font-weight-asian="bold" style:font-weight-complex="bold"/>
    </style:style>
    <style:style style:name="P38" style:family="paragraph" style:parent-style-name="Standard">
      <style:text-properties officeooo:rsid="00104114" officeooo:paragraph-rsid="00139769" fo:background-color="#fff200"/>
    </style:style>
    <style:style style:name="P39" style:family="paragraph" style:parent-style-name="Standard">
      <style:text-properties officeooo:rsid="0016983f" officeooo:paragraph-rsid="0016983f"/>
    </style:style>
    <style:style style:name="T1" style:family="text">
      <style:text-properties officeooo:rsid="00104114"/>
    </style:style>
    <style:style style:name="T2" style:family="text">
      <style:text-properties fo:color="#ce9178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85ea" style:font-weight-asian="bold" style:font-weight-complex="bold"/>
    </style:style>
    <style:style style:name="T6" style:family="text">
      <style:text-properties fo:font-weight="bold" officeooo:rsid="0016983f" style:font-weight-asian="bold" style:font-weight-complex="bold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10.5pt" fo:font-weight="normal" fo:background-color="#1e1e1e" loext:char-shading-value="0"/>
    </style:style>
    <style:style style:name="T12" style:family="text">
      <style:text-properties officeooo:rsid="0011eb60"/>
    </style:style>
    <style:style style:name="T13" style:family="text">
      <style:text-properties officeooo:rsid="001274d3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104114" fo:background-color="#fff200" loext:char-shading-value="0"/>
    </style:style>
    <style:style style:name="T16" style:family="text">
      <style:text-properties fo:background-color="#fff200" loext:char-shading-value="0"/>
    </style:style>
    <style:style style:name="T17" style:family="text">
      <style:text-properties fo:background-color="#72bf44" loext:char-shading-value="0"/>
    </style:style>
    <style:style style:name="T18" style:family="text">
      <style:text-properties officeooo:rsid="001274d3" fo:background-color="#72bf44" loext:char-shading-value="0"/>
    </style:style>
    <style:style style:name="T19" style:family="text">
      <style:text-properties fo:background-color="#72bf44" loext:char-shading-value="0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officeooo:rsid="00139769"/>
    </style:style>
    <style:style style:name="T22" style:family="text">
      <style:text-properties fo:background-color="#1c1c1c" loext:char-shading-value="0"/>
    </style:style>
    <style:style style:name="T23" style:family="text">
      <style:text-properties officeooo:rsid="001585ea"/>
    </style:style>
    <style:style style:name="T24" style:family="text">
      <style:text-properties officeooo:rsid="0016983f"/>
    </style:style>
    <style:style style:name="T25" style:family="text">
      <style:text-properties fo:background-color="#fcd3c1" loext:char-shading-value="0"/>
    </style:style>
    <style:style style:name="T26" style:family="text">
      <style:text-properties fo:background-color="#fcd3c1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/>
      <text:p text:style-name="P17">Upthinity Technical <text:s text:c="8"/>documentatio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9">Contents </text:p>
      <text:p text:style-name="P19"/>
      <text:p text:style-name="P20">1. <text:s/><text:span text:style-name="T1">Delegate daily and monthly distribution ...... <text:s text:c="4"/></text:span>3-4</text:p>
      <text:p text:style-name="Standard"/>
      <text:p text:style-name="P22">2. <text:s/>Background JOBS <text:s text:c="3"/>..................................... <text:s text:c="4"/>5-<text:span text:style-name="T24">6</text:span></text:p>
      <text:p text:style-name="P18"/>
      <text:p text:style-name="P39"><text:s text:c="3"/><text:span text:style-name="T20"><text:s text:c="2"/>2.0.1 Stake Configurations <text:s text:c="3"/>............................................. <text:s text:c="6"/>5</text:span></text:p>
      <text:p text:style-name="P24"><text:s text:c="3"/></text:p>
      <text:p text:style-name="P24"><text:span text:style-name="T24"><text:s/>2.1 <text:s/>Tx Bot <text:s text:c="30"/>.............................................. <text:s text:c="6"/>5</text:span></text:p>
      <text:p text:style-name="P21"/>
      <text:p text:style-name="P24"><text:span text:style-name="T24"><text:s/>2.2 <text:s/>Money Swap Refund <text:s text:c="7"/>.............................................. <text:s text:c="6"/>6</text:span></text:p>
      <text:p text:style-name="P24"/>
      <text:p text:style-name="P25">3. <text:s/></text:p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>1) <text:span text:style-name="T4">Delegate daily and monthly distribution</text:span> :</text:p>
      <text:p text:style-name="P1"/>
      <text:p text:style-name="P1">Job Location <text:s/>- <text:s/><text:span text:style-name="T17">[ root ] / controllers / distribute.js </text:span></text:p>
      <text:p text:style-name="P29"/>
      <text:p text:style-name="P7"><text:span text:style-name="T1">Purpose – The job runs every day on - <text:s text:c="2"/></text:span><text:span text:style-name="T15">‘ 0 0 1 * * * <text:s/>‘</text:span><text:span text:style-name="T1"> , which fires </text:span><text:span text:style-name="T3">runDailyScripts</text:span></text:p>
      <text:p text:style-name="P7"><text:span text:style-name="T1"><text:s/>and </text:span><text:span text:style-name="T3">distributeMonthlyPayments. </text:span></text:p>
      <text:p text:style-name="P1"/>
      <text:p text:style-name="P1">Monthly pay works if its the last day for a month as per the AWS instance timings.<text:line-break/>The distribution percentages on how the distribution shall follow -</text:p>
      <text:p text:style-name="P1"/>
      <text:p text:style-name="P3"><text:s/><text:span text:style-name="T8">MEMBER_FEE</text:span> = {</text:p>
      <text:p text:style-name="P2"><text:span text:style-name="T2">"100-90"</text:span><text:span text:style-name="T8">:</text:span> <text:span text:style-name="T10">35</text:span>,</text:p>
      <text:p text:style-name="P2"><text:span text:style-name="T2">"80-89"</text:span><text:span text:style-name="T8">:</text:span> <text:span text:style-name="T10">20</text:span>,</text:p>
      <text:p text:style-name="P2"><text:span text:style-name="T2">"70-79"</text:span><text:span text:style-name="T8">:</text:span> <text:span text:style-name="T10">15</text:span>,</text:p>
      <text:p text:style-name="P2"><text:span text:style-name="T2">"60-69"</text:span><text:span text:style-name="T8">:</text:span> <text:span text:style-name="T10">10</text:span>,</text:p>
      <text:p text:style-name="P2"><text:span text:style-name="T2">"50-59"</text:span><text:span text:style-name="T8">:</text:span> <text:span text:style-name="T10">8</text:span>,</text:p>
      <text:p text:style-name="P2"><text:span text:style-name="T2">"40-49"</text:span><text:span text:style-name="T8">:</text:span> <text:span text:style-name="T10">5</text:span>,</text:p>
      <text:p text:style-name="P2"><text:span text:style-name="T2">"30-39"</text:span><text:span text:style-name="T8">:</text:span> <text:span text:style-name="T10">4</text:span>,</text:p>
      <text:p text:style-name="P2"><text:span text:style-name="T2">"1-29"</text:span><text:span text:style-name="T8">:</text:span> <text:span text:style-name="T10">3</text:span></text:p>
      <text:p text:style-name="P2">}</text:p>
      <text:p text:style-name="P5"/>
      <text:p text:style-name="P8">REF: Stat - 1</text:p>
      <text:p text:style-name="P5"/>
      <text:p text:style-name="P31">The Member fee calculation includes “ RANK ” fee structure for members to be distributed <text:line-break/>Each month. The net Rank for each member is calculated as the ratio for stake time and stake amount or stake amount to stake time whichever is greater for a period of a month.</text:p>
      <text:p text:style-name="P6"/>
      <text:p text:style-name="P8">The logic to divide the award amount among the members sharing the same rank.</text:p>
      <text:p text:style-name="P8"/>
      <text:p text:style-name="P8">The rank thus obtained can be a percentage in REF: Stat – 1 from the total stake offered by a delegate to community.</text:p>
      <text:p text:style-name="P8"/>
      <text:p text:style-name="P12">Note – The calculation is based on “ % “ bases . </text:p>
      <text:p text:style-name="P5"/>
      <text:p text:style-name="P2"><text:s/><text:span text:style-name="T8">DEL_FEE</text:span> = {</text:p>
      <text:p text:style-name="P2"><text:span text:style-name="T2">"100-90"</text:span><text:span text:style-name="T8">:</text:span> <text:span text:style-name="T10">40</text:span>,</text:p>
      <text:p text:style-name="P2"><text:span text:style-name="T2">"80-89"</text:span><text:span text:style-name="T8">:</text:span> <text:span text:style-name="T10">30</text:span>,</text:p>
      <text:p text:style-name="P2"><text:span text:style-name="T2">"70-79"</text:span><text:span text:style-name="T8">:</text:span> <text:span text:style-name="T10">15</text:span>,</text:p>
      <text:p text:style-name="P2"><text:span text:style-name="T2">"60-69"</text:span><text:span text:style-name="T8">:</text:span> <text:span text:style-name="T10">10</text:span>,</text:p>
      <text:p text:style-name="P2"><text:span text:style-name="T2">"50-59"</text:span><text:span text:style-name="T8">:</text:span> <text:span text:style-name="T10">5</text:span></text:p>
      <text:p text:style-name="P2">}</text:p>
      <text:p text:style-name="P8"/>
      <text:p text:style-name="P8">REF: Stat - 1</text:p>
      <text:p text:style-name="P9"/>
      <text:p text:style-name="P10"><text:span text:style-name="T12">Simillarly, the delegate ranks are calculate as <text:s/>- </text:span><text:span text:style-name="T7">(</text:span><text:span text:style-name="T9">CV</text:span><text:span text:style-name="T7"> + </text:span><text:span text:style-name="T9">NU</text:span><text:span text:style-name="T7"> + </text:span><text:span text:style-name="T9">NV</text:span><text:span text:style-name="T7">) / </text:span><text:span text:style-name="T11">3</text:span><text:span text:style-name="T7">)</text:span></text:p>
      <text:p text:style-name="P11"/>
      <text:p text:style-name="P11">Where CV are the community votes<text:line-break/></text:p>
      <text:p text:style-name="P11">NU is the node Uptime ( Node uptime to be calculated as per the # transactions done per day or </text:p>
      <text:p text:style-name="P11"><text:soft-page-break/>time slice particepated in production release)<text:line-break/></text:p>
      <text:p text:style-name="P11">And NV are the node validations ( to be calculated in production release )<text:line-break/><text:line-break/>The NU and NV are constants for test network with near 100 % values.</text:p>
      <text:p text:style-name="P1"/>
      <text:p text:style-name="P12">Note – The calculation is based on “ % “ bases . </text:p>
      <text:p text:style-name="P12"/>
      <text:p text:style-name="P15">Note – The job calculates the stats everyday but the distribution takes place at the end of every month.</text:p>
      <text:p text:style-name="P12"/>
      <text:p text:style-name="P13">* The distribution account aka “ fee “ account credentaials are located at <text:span text:style-name="T17">[ root ] / constants.js</text:span></text:p>
      <text:p text:style-name="P13"><text:line-break/>* The fee account for test network collects the fee <text:s/>every hour via a cron job Transaction</text:p>
      <text:p text:style-name="P12"><text:s/>bot runnnig at <text:span text:style-name="T17">[ root ] / controllers / Txbot.js</text:span></text:p>
      <text:p text:style-name="P12"/>
      <text:p text:style-name="P13">* <text:span text:style-name="T13">Additional fee is charged via API ‘ sendPayment ’ located at <text:s/></text:span><text:span text:style-name="T18">[ root ] / controller / user.js</text:span></text:p>
      <text:p text:style-name="P13"/>
      <text:p text:style-name="P14">*Following are <text:s text:c="2"/>percentages for distribution -</text:p>
      <text:p text:style-name="P13"/>
      <text:p text:style-name="P13"/>
      <text:p text:style-name="P2"><text:s/><text:span text:style-name="T8">feeUPZ</text:span> = (<text:span text:style-name="T10">1.5</text:span> / <text:span text:style-name="T10">100</text:span> * (<text:span text:style-name="T8">amt</text:span>))</text:p>
      <text:p text:style-name="P2"/>
      <text:p text:style-name="P4">Account <text:s/>Admin</text:p>
      <text:p text:style-name="P2"><text:s/><text:span text:style-name="T8">adminfee</text:span> = (<text:span text:style-name="T10">58</text:span> / <text:span text:style-name="T10">100</text:span> * (<text:span text:style-name="T8">feeUPZ</text:span>))</text:p>
      <text:p text:style-name="P2"/>
      <text:p text:style-name="P4">Account Fee</text:p>
      <text:p text:style-name="P2"><text:s/><text:span text:style-name="T8">feefee</text:span> = (<text:span text:style-name="T10">40</text:span> / <text:span text:style-name="T10">100</text:span> * (<text:span text:style-name="T8">feeUPZ</text:span>))</text:p>
      <text:p text:style-name="P35"/>
      <text:p text:style-name="P36">Account Burned</text:p>
      <text:p text:style-name="P2"><text:s/><text:span text:style-name="T8">burnedfee</text:span> = (<text:span text:style-name="T10">2</text:span> / <text:span text:style-name="T10">100</text:span> * (<text:span text:style-name="T8">feeUPZ</text:span>))</text:p>
      <text:p text:style-name="P13"><text:line-break/> <text:s/></text:p>
      <text:p text:style-name="P14">Location for account credentials - <text:span text:style-name="T17">[ root ] / constants.js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28"><text:soft-page-break/></text:p>
      <text:p text:style-name="P28"><text:span text:style-name="T21">2. </text:span>Background JOBS</text:p>
      <text:p text:style-name="P26"/>
      <text:p text:style-name="P32">Job Location <text:s/>- <text:s/><text:span text:style-name="T19">[ root ] / helper / jobs.js</text:span> </text:p>
      <text:p text:style-name="P32"/>
      <text:p text:style-name="P32">Purpose – The job runs every day on - <text:s text:c="2"/>‘<text:span text:style-name="T16">0 45 2 * * *</text:span>‘ , which fires <text:span text:style-name="T22">distributeB</text:span></text:p>
      <text:p text:style-name="P32"><text:s/>for distribution of stake <text:span text:style-name="T22">option ‘B’</text:span></text:p>
      <text:p text:style-name="P32"/>
      <text:p text:style-name="P32">When a account is staked against a user, everyday on above mentioned time, the expiry is checked and the Job</text:p>
      <text:p text:style-name="P32">releases the raw transaction signed by user and escrow.</text:p>
      <text:p text:style-name="P32"/>
      <text:p text:style-name="P32"><text:span text:style-name="T5">2.</text:span><text:span text:style-name="T6">0.</text:span><text:span text:style-name="T5">1</text:span><text:span text:style-name="T23"> </text:span><text:span text:style-name="T5">Stake Configurations</text:span><text:span text:style-name="T4"> </text:span></text:p>
      <text:p text:style-name="P32"/>
      <text:p text:style-name="P37">Initial Configurations </text:p>
      <text:p text:style-name="P32"/>
      <text:p text:style-name="P38">Signer - <text:s/>weight: 1 ( User )</text:p>
      <text:p text:style-name="P38"><text:s text:c="3"/>Weights :</text:p>
      <text:p text:style-name="P38"><text:s text:c="3"/>masterWeight: 1, ( Escrow )</text:p>
      <text:p text:style-name="P38"><text:s text:c="3"/>lowThreshold: 2,</text:p>
      <text:p text:style-name="P38"><text:s text:c="3"/>medThreshold: 2,</text:p>
      <text:p text:style-name="P38"><text:s text:c="3"/>highThreshold: 2,</text:p>
      <text:p text:style-name="P32"><text:tab/><text:tab/></text:p>
      <text:p text:style-name="P32">Assign User weight and escrow weight to 1:1. i.e, we need both User and Escrow keys to execute any transaction</text:p>
      <text:p text:style-name="P32">from now on.</text:p>
      <text:p text:style-name="P32">NOTE: Upthinity on test network hold rights for escrow accounts.</text:p>
      <text:p text:style-name="P32"/>
      <text:p text:style-name="P32">Stage 2 <text:s/>Configurations</text:p>
      <text:p text:style-name="P32"/>
      <text:p text:style-name="P32">After initial configurations are submitted, make transactions to :</text:p>
      <text:p text:style-name="P32"/>
      <text:p text:style-name="P32">a) Release Paymnent</text:p>
      <text:p text:style-name="P32">b) Revert back config settings to -</text:p>
      <text:p text:style-name="P32"/>
      <text:p text:style-name="P32"><text:s/><text:span text:style-name="T16"><text:s/>masterWeight: 1,</text:span></text:p>
      <text:p text:style-name="P38"><text:s text:c="2"/>lowThreshold: 0,</text:p>
      <text:p text:style-name="P38"><text:s text:c="2"/>medThreshold: 0,</text:p>
      <text:p text:style-name="P38"><text:s text:c="2"/>highThreshold: 0, </text:p>
      <text:p text:style-name="P32"/>
      <text:p text:style-name="P32">NOTE: <text:span text:style-name="T26">This also makes the account reusable for next stake</text:span></text:p>
      <text:p text:style-name="P32"/>
      <text:p text:style-name="P37"><text:span text:style-name="T24">2.1 </text:span>Tx Bot </text:p>
      <text:p text:style-name="P32"/>
      <text:p text:style-name="P30">Job Location <text:s/>- <text:s/>[ root ] / controllers / tx.js Bot</text:p>
      <text:p text:style-name="P32"/>
      <text:p text:style-name="P32">Purpose – The job runs after every - <text:s text:c="2"/><text:span text:style-name="T16">‘0 */59 * * * *'</text:span> , which calls runPayments </text:p>
      <text:p text:style-name="P32">after every 59 minutes to transfer balances from 'txbot' SQL table, loaded with pre funded accounts.</text:p>
      <text:p text:style-name="P32">The 'from' and 'to' parameters swap over after each run.</text:p>
      <text:p text:style-name="P32"/>
      <text:p text:style-name="P32"/>
      <text:p text:style-name="P32"><text:soft-page-break/></text:p>
      <text:p text:style-name="P37"><text:span text:style-name="T24">2.2 </text:span>Money Swap refund</text:p>
      <text:p text:style-name="P32"/>
      <text:p text:style-name="P30">Job Location <text:s/>- <text:s/>[ root ] / listners / refund.js Bot</text:p>
      <text:p text:style-name="P32"/>
      <text:p text:style-name="P32">Purpose – The job runs after every - <text:s text:c="2"/><text:span text:style-name="T16">‘0 */7 * * * *'</text:span> , <text:s/>calls testRefund.</text:p>
      <text:p text:style-name="P32">The purpose of the method is to refund any unmatched transaction either for UPZ - XLM or</text:p>
      <text:p text:style-name="P32">XLM to UPZ. </text:p>
      <text:p text:style-name="P32"/>
      <text:p text:style-name="P32">NOTE : <text:span text:style-name="T26">Please refer <text:s/>system requirements and configurations for more details <text:s/></text:span></text:p>
      <text:p text:style-name="P32"><text:s/></text:p>
      <text:p text:style-name="P27"/>
      <text:p text:style-name="P14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9:53:59.453767750</meta:creation-date>
    <dc:date>2019-09-07T20:50:29.421092464</dc:date>
    <meta:editing-duration>PT13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97" meta:word-count="739" meta:character-count="4292" meta:non-whitespace-character-count="3459"/>
  </office:meta>
</office:document-meta>
</file>